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236in" fo:margin-left="-0.0785in" fo:margin-top="0in" fo:margin-bottom="0in" table:align="left" style:writing-mode="lr-tb"/>
    </style:style>
    <style:style style:name="Table1.A" style:family="table-column">
      <style:table-column-properties style:column-width="4.5604in"/>
    </style:style>
    <style:style style:name="Table1.B" style:family="table-column">
      <style:table-column-properties style:column-width="1.8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19cd0a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638ee" officeooo:paragraph-rsid="002638ee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6724f" officeooo:paragraph-rsid="0026724f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7" style:family="paragraph" style:parent-style-name="Standard">
      <style:text-properties style:font-name="Open Sans" fo:font-size="12pt" officeooo:paragraph-rsid="00285695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Droid Sans Mono"/>
    </style:style>
    <style:style style:name="P9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85695" officeooo:paragraph-rsid="00285695" style:font-weight-asian="bold" style:font-weight-complex="bold"/>
    </style:style>
    <style:style style:name="P10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1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officeooo:rsid="001fdbd4" style:font-weight-asian="bold" style:font-weight-complex="bold"/>
    </style:style>
    <style:style style:name="T2" style:family="text">
      <style:text-properties fo:font-weight="bold" officeooo:rsid="0024a4b6" style:font-weight-asian="bold" style:font-weight-complex="bold"/>
    </style:style>
    <style:style style:name="T3" style:family="text">
      <style:text-properties fo:font-weight="bold" style:font-name-asian="F" style:font-weight-asian="bold" style:font-weight-complex="bold"/>
    </style:style>
    <style:style style:name="T4" style:family="text">
      <style:text-properties officeooo:rsid="001fdbd4"/>
    </style:style>
    <style:style style:name="T5" style:family="text">
      <style:text-properties fo:font-weight="normal" officeooo:rsid="002638ee" style:font-weight-asian="normal" style:font-weight-complex="normal"/>
    </style:style>
    <style:style style:name="T6" style:family="text">
      <style:text-properties fo:font-weight="normal" style:font-name-asian="F" style:font-weight-asian="normal" style:font-weight-complex="normal"/>
    </style:style>
    <style:style style:name="T7" style:family="text">
      <style:text-properties style:font-name="Open Sans"/>
    </style:style>
    <style:style style:name="T8" style:family="text">
      <style:text-properties style:font-name="Open Sans" officeooo:rsid="0020c043"/>
    </style:style>
    <style:style style:name="T9" style:family="text">
      <style:text-properties style:font-name="Open Sans" officeooo:rsid="002638ee"/>
    </style:style>
    <style:style style:name="T10" style:family="text">
      <style:text-properties style:font-name="Open Sans" officeooo:rsid="00285695"/>
    </style:style>
    <style:style style:name="T11" style:family="text">
      <style:text-properties officeooo:rsid="0024a4b6"/>
    </style:style>
    <style:style style:name="T12" style:family="text">
      <style:text-properties officeooo:rsid="002638ee"/>
    </style:style>
    <style:style style:name="T13" style:family="text">
      <style:text-properties style:font-name-asian="F"/>
    </style:style>
    <style:style style:name="T14" style:family="text">
      <style:text-properties officeooo:rsid="00285695" style:font-name-asian="F"/>
    </style:style>
    <style:style style:name="T15" style:family="text">
      <style:text-properties style:font-name="Consolas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ximum Contiguous Sum of Subsequence</text:p>
      <text:p text:style-name="P1">Time limit: 1 sec</text:p>
      <text:p text:style-name="P7"><text:tab/>Given a sequence<draw:frame draw:style-name="fr2" text:anchor-type="as-char" svg:width="1.3646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3">, a subsequence of </text:span><text:span text:style-name="T3">A</text:span><text:span text:style-name="T13"> is a non-empty set of consecutive members of </text:span><text:span text:style-name="T3">A</text:span><text:span text:style-name="T13">. A subsequence can be defined by two distinct indices of </text:span><text:span text:style-name="T3">A</text:span><text:span text:style-name="T13"> that mark the beginning and ending members of the subsequence. For example, </text:span><text:span text:style-name="T13"><draw:frame draw:style-name="fr2" draw:name="Object5" text:anchor-type="as-char" svg:width="0.8047in" svg:height="0.2091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3"> is a subsequence of A defined by indices </text:span><text:span text:style-name="T14">3 and 5.</text:span></text:p>
      <text:p text:style-name="P7"><text:span text:style-name="T14"><text:tab/>We would like to find </text:span><text:span text:style-name="T13">a subsequence of </text:span><text:span text:style-name="T3">A</text:span><text:span text:style-name="T13"> such that the summation of </text:span><text:span text:style-name="T14">the </text:span><text:span text:style-name="T13">elements of th</text:span><text:span text:style-name="T14">at</text:span><text:span text:style-name="T13"> subsequence is maximal. </text:span></text:p>
      <text:h text:style-name="P10" text:outline-level="1">Input</text:h>
      <text:list xml:id="list2448235976239272535" text:style-name="L1">
        <text:list-item>
          <text:p text:style-name="P6">The first line of input contains <text:span text:style-name="T12">one</text:span> integers <text:span text:style-name="T1">N</text:span><draw:frame draw:style-name="fr1" draw:name="Object1" text:anchor-type="as-char" svg:y="-0.1835in" svg:width="0.861in" svg:height="0.2307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2">indicating the size of the array. </text:span></text:p>
        </text:list-item>
        <text:list-item>
          <text:p text:style-name="P6"><text:span text:style-name="T4">The second line contains </text:span><text:span text:style-name="T1">N</text:span><text:span text:style-name="T4"> integer A[i] </text:span><text:span text:style-name="T4"><draw:frame draw:style-name="fr1" draw:name="Object2" text:anchor-type="as-char" svg:y="-0.1839in" svg:width="1.5102in" svg:height="0.2366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that indicates the elements of the array.</text:span></text:p>
          <text:p text:style-name="P6"/>
        </text:list-item>
      </text:list>
      <text:h text:style-name="P10" text:outline-level="1">Output</text:h>
      <text:p text:style-name="P2"><text:span text:style-name="T7"><text:tab/></text:span><text:span text:style-name="T9">The only line of the output </text:span><text:span text:style-name="T10">must contain </text:span><text:span text:style-name="T9">the </text:span><text:span text:style-name="T10">summation of the maximal subsequence</text:span></text:p>
      <text:p text:style-name="P2"/>
      <text:h text:style-name="P10" text:outline-level="1">Example 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8">15</text:p>
            <text:p text:style-name="P8">1 2 -1 5 3 -8 -2 4 3 -4 -5 7 -1 -2 4</text:p>
          </table:table-cell>
          <table:table-cell table:style-name="Table1.A1" office:value-type="string">
            <text:p text:style-name="P8">10</text:p>
          </table:table-cell>
        </table:table-row>
        <table:table-row table:style-name="Table1.1">
          <table:table-cell table:style-name="Table1.A3" office:value-type="string">
            <text:p text:style-name="P8">8</text:p>
            <text:p text:style-name="P8">-1 -2 -2 -2 -2 -2 -2 -1</text:p>
          </table:table-cell>
          <table:table-cell table:style-name="Table1.A3" office:value-type="string">
            <text:p text:style-name="P8">-1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8T17:36:42.440904925</dc:date>
    <meta:editing-duration>PT55M47S</meta:editing-duration>
    <meta:editing-cycles>15</meta:editing-cycles>
    <meta:document-statistic meta:table-count="1" meta:image-count="0" meta:object-count="4" meta:page-count="1" meta:paragraph-count="19" meta:word-count="157" meta:character-count="781" meta:non-whitespace-character-count="638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row>
            <mrow>
              <mo stretchy="false">−</mo>
              <mn>1</mn>
            </mrow>
            <mo stretchy="false">×</mo>
            <msup>
              <mn>10</mn>
              <mn>6</mn>
            </msup>
          </mrow>
          <mi>≤</mi>
          <mi>A</mi>
          <mrow>
            <mo fence="true" stretchy="false">[</mo>
            <mrow>
              <mi>i</mi>
            </mrow>
            <mo fence="true" stretchy="false">]</mo>
          </mrow>
          <mi>≤</mi>
          <msup>
            <mn>10</mn>
            <mn>6</mn>
          </msup>
        </mrow>
      </mrow>
      <mo fence="true" stretchy="true">)</mo>
    </mrow>
    <annotation encoding="StarMath 5.0">left (-1 times 10^6≤A[i]≤10^6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sup>
            <mn>10</mn>
            <mn>5</mn>
          </msup>
        </mrow>
      </mrow>
      <mo fence="true" stretchy="true">)</mo>
    </mrow>
    <annotation encoding="StarMath 5.0">left (1≤N≤10^5 right )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b>
          <mi>a</mi>
          <mn>1</mn>
        </msub>
      </mrow>
      <mi>,</mi>
      <msub>
        <mi>a</mi>
        <mn>2</mn>
      </msub>
      <mi>,</mi>
      <msub>
        <mi>a</mi>
        <mn>3</mn>
      </msub>
      <mi>,</mi>
      <mi>…</mi>
      <mi>,</mi>
      <msub>
        <mi>a</mi>
        <mi>n</mi>
      </msub>
    </mrow>
    <annotation encoding="StarMath 5.0"> A= {a} rsub {1} , {a} rsub {2} , {a} rsub {3} ,…, {a} rsub {n}</annotation>
  </semantics>
</math>
</file>

<file path=Object 6/content.xml><?xml version="1.0" encoding="utf-8"?>
<math xmlns="http://www.w3.org/1998/Math/MathML" display="block">
  <semantics>
    <mrow>
      <mo stretchy="false">{</mo>
      <msub>
        <mi>a</mi>
        <mn>3</mn>
      </msub>
      <mi>,</mi>
      <msub>
        <mi>a</mi>
        <mn>4</mn>
      </msub>
      <mi>,</mi>
      <msub>
        <mi>a</mi>
        <mn>5</mn>
      </msub>
      <mo stretchy="false">}</mo>
    </mrow>
    <annotation encoding="StarMath 5.0">\{ {a} rsub {3} , {a} rsub {4} , {a} rsub {5} \}</annotation>
  </semantics>
</math>
</file>